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umberland" svg:font-family="Cumberland, 'Courier New', 'DejaVu Sans Mono', 'Bitstream Vera Sans Mono', Courier, 'Lucida Sans Typewriter', 'Lucida Typewriter', Monaco, Monospaced" style:font-family-generic="modern" style:font-pitch="fixed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65in"/>
    </style:style>
    <style:style style:name="co2" style:family="table-column">
      <style:table-column-properties fo:break-before="auto" style:column-width="4.313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fo:color="#eb613d"/>
    </style:style>
    <style:style style:name="ce4" style:family="table-cell" style:parent-style-name="Default">
      <style:table-cell-properties fo:wrap-option="wrap"/>
      <style:text-properties fo:color="#ff7733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.5209in" fo:min-width="7.6665in" draw:shadow="hidden" draw:shadow-offset-x="0.1181in" draw:shadow-offset-y="0.1181in" draw:shadow-color="#808080"/>
    </style:style>
    <style:style style:name="P1" style:family="paragraph">
      <style:paragraph-properties fo:margin-left="0in" fo:margin-right="0in" fo:margin-top="0in" fo:margin-bottom="0in" fo:line-height="100%" fo:text-align="center" text:enable-numbering="false" fo:text-indent="0in"/>
    </style:style>
    <style:style style:name="P2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fo:font-family="'Nimbus Roman No9 L'" style:font-family-generic="roman" style:font-pitch="variable" fo:font-size="1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'Nimbus Roman No9 L'" style:font-family-generic="roman" style:font-pitch="variable" fo:font-size="1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2" style:family="text">
      <style:text-properties fo:color="#eb613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Signal Nam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Cmd</text:p>
          </table:table-cell>
          <table:table-cell office:value-type="string">
            <text:p>Command</text:p>
          </table:table-cell>
        </table:table-row>
        <table:table-row table:style-name="ro2">
          <table:table-cell office:value-type="string">
            <text:p><text:span text:style-name="T2">(cntl_pipe)</text:span>cp_st0</text:p>
          </table:table-cell>
          <table:table-cell office:value-type="string">
            <text:p>Command <text:span text:style-name="T2">(Control)</text:span> pipe stage 0</text:p>
          </table:table-cell>
        </table:table-row>
        <table:table-row table:style-name="ro1">
          <table:table-cell office:value-type="string">
            <text:p>data_st0[31:0]</text:p>
          </table:table-cell>
          <table:table-cell office:value-type="string">
            <text:p>Data stage 0</text:p>
          </table:table-cell>
        </table:table-row>
        <table:table-row table:style-name="ro1">
          <table:table-cell office:value-type="string">
            <text:p>im_en</text:p>
          </table:table-cell>
          <table:table-cell office:value-type="string">
            <text:p>Instruction memory enable</text:p>
          </table:table-cell>
        </table:table-row>
        <table:table-row table:style-name="ro1">
          <table:table-cell office:value-type="string">
            <text:p>dm_en</text:p>
          </table:table-cell>
          <table:table-cell office:value-type="string">
            <text:p>Data memory enable</text:p>
          </table:table-cell>
        </table:table-row>
        <table:table-row table:style-name="ro1">
          <table:table-cell office:value-type="string">
            <text:p>reg_en</text:p>
          </table:table-cell>
          <table:table-cell office:value-type="string">
            <text:p>Registers enable</text:p>
          </table:table-cell>
        </table:table-row>
        <table:table-row table:style-name="ro2">
          <table:table-cell office:value-type="string">
            <text:p><text:span text:style-name="T2">(cntl_pipe)</text:span>cp_st1</text:p>
          </table:table-cell>
          <table:table-cell office:value-type="string">
            <text:p>Command <text:span text:style-name="T2">(Control) </text:span>pipe stage 1</text:p>
          </table:table-cell>
        </table:table-row>
        <table:table-row table:style-name="ro2">
          <table:table-cell office:value-type="string">
            <text:p><text:span text:style-name="T2">(cntl_pipe)</text:span>cp_st2</text:p>
          </table:table-cell>
          <table:table-cell office:value-type="string">
            <text:p>Command <text:span text:style-name="T2">(Control) </text:span>pipe stage 2</text:p>
          </table:table-cell>
        </table:table-row>
        <table:table-row table:style-name="ro1">
          <table:table-cell office:value-type="string">
            <text:p>Addr [23:0]</text:p>
          </table:table-cell>
          <table:table-cell office:value-type="string">
            <text:p>Address</text:p>
          </table:table-cell>
        </table:table-row>
        <table:table-row table:style-name="ro2">
          <table:table-cell office:value-type="string">
            <text:p><text:span text:style-name="T2">(cntl_pipe)</text:span>cp_st1.rd</text:p>
          </table:table-cell>
          <table:table-cell office:value-type="string">
            <text:p>Command <text:span text:style-name="T2">(Control) </text:span>pipe stage 1 read</text:p>
          </table:table-cell>
        </table:table-row>
        <table:table-row table:style-name="ro2">
          <table:table-cell office:value-type="string">
            <text:p><text:span text:style-name="T2">(cntl_pipe)</text:span>cp_st1.wr</text:p>
          </table:table-cell>
          <table:table-cell office:value-type="string">
            <text:p>Command <text:span text:style-name="T2">(Control) </text:span>pipe stage 1 write</text:p>
          </table:table-cell>
        </table:table-row>
        <table:table-row table:style-name="ro2">
          <table:table-cell office:value-type="string">
            <text:p><text:span text:style-name="T2">(cntl_pipe)</text:span>cp_st1.rd_burst</text:p>
          </table:table-cell>
          <table:table-cell office:value-type="string">
            <text:p>Command <text:span text:style-name="T2">(Control)</text:span> pipe stage 1 read burst</text:p>
          </table:table-cell>
        </table:table-row>
        <table:table-row table:style-name="ro2">
          <table:table-cell office:value-type="string">
            <text:p><text:span text:style-name="T2">(cntl_pipe)</text:span>cp_st1.wr_burst</text:p>
          </table:table-cell>
          <table:table-cell office:value-type="string">
            <text:p>Command <text:span text:style-name="T2">(Control) </text:span>pipe stage 1 write burst</text:p>
          </table:table-cell>
        </table:table-row>
        <table:table-row table:style-name="ro2">
          <table:table-cell office:value-type="string">
            <text:p><text:span text:style-name="T2">(cntl_pipe)</text:span>cp_st1.burst</text:p>
          </table:table-cell>
          <table:table-cell office:value-type="string">
            <text:p>Command <text:span text:style-name="T2">(Control) </text:span>pipe stage 1 burst</text:p>
          </table:table-cell>
        </table:table-row>
        <table:table-row table:style-name="ro2">
          <table:table-cell office:value-type="string">
            <text:p><text:span text:style-name="T2">(cntl_pipe)</text:span>cp_st1.dma_en</text:p>
          </table:table-cell>
          <table:table-cell office:value-type="string">
            <text:p>comand <text:span text:style-name="T2">(Control)</text:span> pipe stage 1 direct access memory enable</text:p>
          </table:table-cell>
        </table:table-row>
        <table:table-row table:style-name="ro1">
          <table:table-cell office:value-type="string">
            <text:p>st0_st1_bus</text:p>
          </table:table-cell>
          <table:table-cell office:value-type="string">
            <text:p>Stage 0 stage 1 bus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string">
            <text:p>Read enable</text:p>
          </table:table-cell>
        </table:table-row>
        <table:table-row table:style-name="ro1">
          <table:table-cell office:value-type="string">
            <text:p>We</text:p>
          </table:table-cell>
          <table:table-cell office:value-type="string">
            <text:p>Write enable</text:p>
          </table:table-cell>
        </table:table-row>
        <table:table-row table:style-name="ro1">
          <table:table-cell office:value-type="string">
            <text:p>au_n_addr</text:p>
          </table:table-cell>
          <table:table-cell office:value-type="string">
            <text:p>Access unit Nios2 address</text:p>
          </table:table-cell>
        </table:table-row>
        <table:table-row table:style-name="ro1">
          <table:table-cell office:value-type="string">
            <text:p>data_st1[31:0]</text:p>
          </table:table-cell>
          <table:table-cell office:value-type="string">
            <text:p>Data stage 1</text:p>
          </table:table-cell>
        </table:table-row>
        <table:table-row table:style-name="ro1">
          <table:table-cell office:value-type="string">
            <text:p>n_cl_srca</text:p>
          </table:table-cell>
          <table:table-cell office:value-type="string">
            <text:p>Nios2 custom logic source a</text:p>
          </table:table-cell>
        </table:table-row>
        <table:table-row table:style-name="ro1">
          <table:table-cell office:value-type="string">
            <text:p>n_cl_srcb</text:p>
          </table:table-cell>
          <table:table-cell office:value-type="string">
            <text:p>Nios2 custom logic source b</text:p>
          </table:table-cell>
        </table:table-row>
        <table:table-row table:style-name="ro1">
          <table:table-cell office:value-type="string">
            <text:p>cl_bo</text:p>
          </table:table-cell>
          <table:table-cell office:value-type="string">
            <text:p>Custom logic bus interface unit out</text:p>
          </table:table-cell>
        </table:table-row>
        <table:table-row table:style-name="ro1">
          <table:table-cell office:value-type="string">
            <text:p>n_bo</text:p>
          </table:table-cell>
          <table:table-cell office:value-type="string">
            <text:p>Nios2 bus interface unit out</text:p>
          </table:table-cell>
        </table:table-row>
        <table:table-row table:style-name="ro1">
          <table:table-cell office:value-type="string">
            <text:p>st1_st2_bus</text:p>
          </table:table-cell>
          <table:table-cell office:value-type="string">
            <text:p>Stage 1 stage 2 bus</text:p>
          </table:table-cell>
        </table:table-row>
        <table:table-row table:style-name="ro1">
          <table:table-cell office:value-type="string">
            <text:p>rd_mux_sel</text:p>
          </table:table-cell>
          <table:table-cell office:value-type="string">
            <text:p>Read mux selection</text:p>
          </table:table-cell>
        </table:table-row>
        <table:table-row table:style-name="ro1">
          <table:table-cell office:value-type="string">
            <text:p>pass_through</text:p>
          </table:table-cell>
          <table:table-cell office:value-type="string">
            <text:p>Pass through</text:p>
          </table:table-cell>
        </table:table-row>
        <table:table-row table:style-name="ro1">
          <table:table-cell office:value-type="string">
            <text:p>rn_bus_st1</text:p>
          </table:table-cell>
          <table:table-cell office:value-type="string">
            <text:p>Ring node bus stage 1</text:p>
          </table:table-cell>
        </table:table-row>
        <table:table-row table:style-name="ro1">
          <table:table-cell office:value-type="string">
            <text:p>rn_bus_st2</text:p>
          </table:table-cell>
          <table:table-cell office:value-type="string">
            <text:p>Ring node bus stage 2 </text:p>
          </table:table-cell>
        </table:table-row>
        <table:table-row table:style-name="ro1">
          <table:table-cell table:number-columns-repeated="2" office:value-type="string">
            <text:p>Pipestage0</text:p>
          </table:table-cell>
        </table:table-row>
        <table:table-row table:style-name="ro1">
          <table:table-cell table:number-columns-repeated="2" office:value-type="string">
            <text:p>Pipestage1</text:p>
          </table:table-cell>
        </table:table-row>
        <table:table-row table:style-name="ro1">
          <table:table-cell table:number-columns-repeated="2" office:value-type="string">
            <text:p>Pipestage2</text:p>
          </table:table-cell>
        </table:table-row>
        <table:table-row table:style-name="ro1">
          <table:table-cell office:value-type="string">
            <text:p>slot_empty</text:p>
          </table:table-cell>
          <table:table-cell office:value-type="string">
            <text:p>Slot empty</text:p>
          </table:table-cell>
        </table:table-row>
        <table:table-row table:style-name="ro1">
          <table:table-cell office:value-type="string">
            <text:p>Rd</text:p>
          </table:table-cell>
          <table:table-cell office:value-type="string">
            <text:p>Read</text:p>
          </table:table-cell>
        </table:table-row>
        <table:table-row table:style-name="ro1">
          <table:table-cell office:value-type="string">
            <text:p>Wr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rd_burst</text:p>
          </table:table-cell>
          <table:table-cell office:value-type="string">
            <text:p>Read burst</text:p>
          </table:table-cell>
        </table:table-row>
        <table:table-row table:style-name="ro1">
          <table:table-cell table:number-columns-repeated="2" office:value-type="string">
            <text:p>Burst</text:p>
          </table:table-cell>
        </table:table-row>
        <table:table-row table:style-name="ro1">
          <table:table-cell office:value-type="string">
            <text:p>dma_en</text:p>
          </table:table-cell>
          <table:table-cell office:value-type="string">
            <text:p>Direct memory access enable</text:p>
          </table:table-cell>
        </table:table-row>
        <table:table-row table:style-name="ro1">
          <table:table-cell table:number-columns-repeated="2" office:value-type="string">
            <text:p>Bus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Valid</text:p>
          </table:table-cell>
        </table:table-row>
        <table:table-row table:style-name="ro1">
          <table:table-cell table:style-name="ce3" office:value-type="string">
            <text:p>trans_accepted</text:p>
          </table:table-cell>
          <table:table-cell table:style-name="ce3" office:value-type="string">
            <text:p>Age</text:p>
          </table:table-cell>
        </table:table-row>
        <table:table-row table:style-name="ro1">
          <table:table-cell office:value-type="string">
            <text:p>SrcNID[3:0]</text:p>
          </table:table-cell>
          <table:table-cell office:value-type="string">
            <text:p>Source node ID </text:p>
          </table:table-cell>
        </table:table-row>
        <table:table-row table:style-name="ro1">
          <table:table-cell office:value-type="string">
            <text:p>DstNID[3:0]</text:p>
          </table:table-cell>
          <table:table-cell office:value-type="string">
            <text:p>Destination node ID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yte enable</text:p>
          </table:table-cell>
        </table:table-row>
        <table:table-row table:style-name="ro1">
          <table:table-cell office:value-type="string">
            <text:p>Data[31:0]</text:p>
          </table:table-cell>
          <table:table-cell office:value-type="string">
            <text:p>Data</text:p>
          </table:table-cell>
        </table:table-row>
        <table:table-row table:style-name="ro1">
          <table:table-cell office:value-type="string">
            <text:p>wr_burst</text:p>
          </table:table-cell>
          <table:table-cell office:value-type="string">
            <text:p>Write burst</text:p>
          </table:table-cell>
        </table:table-row>
        <table:table-row table:style-name="ro1">
          <table:table-cell table:number-columns-repeated="2" office:value-type="string">
            <text:p>Data</text:p>
          </table:table-cell>
        </table:table-row>
        <table:table-row table:style-name="ro1">
          <table:table-cell office:value-type="string">
            <text:p>Addr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string">
            <text:p>addr_out</text:p>
          </table:table-cell>
          <table:table-cell office:value-type="string">
            <text:p>Address out</text:p>
          </table:table-cell>
        </table:table-row>
        <table:table-row table:style-name="ro1">
          <table:table-cell office:value-type="string">
            <text:p>wr_en</text:p>
          </table:table-cell>
          <table:table-cell office:value-type="string">
            <text:p>Write enable</text:p>
          </table:table-cell>
        </table:table-row>
        <table:table-row table:style-name="ro1">
          <table:table-cell office:value-type="string">
            <text:p>data_out</text:p>
          </table:table-cell>
          <table:table-cell office:value-type="string">
            <text:p>Data out</text:p>
          </table:table-cell>
        </table:table-row>
        <table:table-row table:style-name="ro1">
          <table:table-cell office:value-type="string">
            <text:p>int_mem_addr</text:p>
          </table:table-cell>
          <table:table-cell office:value-type="string">
            <text:p>Intern memory address</text:p>
          </table:table-cell>
        </table:table-row>
        <table:table-row table:style-name="ro1">
          <table:table-cell office:value-type="string">
            <text:p>rd_data</text:p>
          </table:table-cell>
          <table:table-cell office:value-type="string">
            <text:p>Read data</text:p>
          </table:table-cell>
        </table:table-row>
        <table:table-row table:style-name="ro1">
          <table:table-cell table:number-columns-repeated="2" office:value-type="string">
            <text:p>Ping</text:p>
          </table:table-cell>
        </table:table-row>
        <table:table-row table:style-name="ro1">
          <table:table-cell table:number-columns-repeated="2" office:value-type="string">
            <text:p>Reply</text:p>
          </table:table-cell>
        </table:table-row>
        <table:table-row table:style-name="ro1">
          <table:table-cell office:value-type="string">
            <text:p>rn_id</text:p>
          </table:table-cell>
          <table:table-cell office:value-type="string">
            <text:p>Ring node ID</text:p>
          </table:table-cell>
        </table:table-row>
        <table:table-row table:style-name="ro1">
          <table:table-cell office:value-type="string">
            <text:p>bus_rd</text:p>
          </table:table-cell>
          <table:table-cell office:value-type="string">
            <text:p>Bus read</text:p>
          </table:table-cell>
        </table:table-row>
        <table:table-row table:style-name="ro1">
          <table:table-cell office:value-type="string">
            <text:p>bus_wr</text:p>
          </table:table-cell>
          <table:table-cell office:value-type="string">
            <text:p>Bus write</text:p>
          </table:table-cell>
        </table:table-row>
        <table:table-row table:style-name="ro1">
          <table:table-cell office:value-type="string">
            <text:p>bus_rd_burst</text:p>
          </table:table-cell>
          <table:table-cell office:value-type="string">
            <text:p>Bus read burst</text:p>
          </table:table-cell>
        </table:table-row>
        <table:table-row table:style-name="ro1">
          <table:table-cell office:value-type="string">
            <text:p>bus_wr_burst</text:p>
          </table:table-cell>
          <table:table-cell office:value-type="string">
            <text:p>Bus write burst</text:p>
          </table:table-cell>
        </table:table-row>
        <table:table-row table:style-name="ro1">
          <table:table-cell office:value-type="string">
            <text:p>Rdb</text:p>
          </table:table-cell>
          <table:table-cell office:value-type="string">
            <text:p>Read burst</text:p>
          </table:table-cell>
        </table:table-row>
        <table:table-row table:style-name="ro1">
          <table:table-cell office:value-type="string">
            <text:p>cf_push</text:p>
          </table:table-cell>
          <table:table-cell office:value-type="string">
            <text:p>Command fifo push</text:p>
          </table:table-cell>
        </table:table-row>
        <table:table-row table:style-name="ro1">
          <table:table-cell office:value-type="string">
            <text:p>cf_d_in[n-1:0]</text:p>
          </table:table-cell>
          <table:table-cell office:value-type="string">
            <text:p>Command fifo data in</text:p>
          </table:table-cell>
        </table:table-row>
        <table:table-row table:style-name="ro1">
          <table:table-cell office:value-type="string">
            <text:p>cf_full</text:p>
          </table:table-cell>
          <table:table-cell office:value-type="string">
            <text:p>Command fifo full</text:p>
          </table:table-cell>
        </table:table-row>
        <table:table-row table:style-name="ro1">
          <table:table-cell office:value-type="string">
            <text:p>cf_pop</text:p>
          </table:table-cell>
          <table:table-cell office:value-type="string">
            <text:p>Command fifo pop</text:p>
          </table:table-cell>
        </table:table-row>
        <table:table-row table:style-name="ro1">
          <table:table-cell office:value-type="string">
            <text:p>cf_d_out[n-1:0]</text:p>
          </table:table-cell>
          <table:table-cell office:value-type="string">
            <text:p>Command fifo data out</text:p>
          </table:table-cell>
        </table:table-row>
        <table:table-row table:style-name="ro1">
          <table:table-cell office:value-type="string">
            <text:p>cf_valid</text:p>
          </table:table-cell>
          <table:table-cell office:value-type="string">
            <text:p>Command fifo valid</text:p>
          </table:table-cell>
        </table:table-row>
        <table:table-row table:style-name="ro1">
          <table:table-cell office:value-type="string">
            <text:p>cf_empty</text:p>
          </table:table-cell>
          <table:table-cell office:value-type="string">
            <text:p>Command fifo empty</text:p>
          </table:table-cell>
        </table:table-row>
        <table:table-row table:style-name="ro1">
          <table:table-cell office:value-type="string">
            <text:p>phy_mac_bus_tx_er</text:p>
          </table:table-cell>
          <table:table-cell/>
        </table:table-row>
        <table:table-row table:style-name="ro1">
          <table:table-cell office:value-type="string">
            <text:p>phy_mac_bus_rx_er</text:p>
          </table:table-cell>
          <table:table-cell/>
        </table:table-row>
        <table:table-row table:style-name="ro1">
          <table:table-cell office:value-type="string">
            <text:p>phy_mac_bus_rx_dv</text:p>
          </table:table-cell>
          <table:table-cell/>
        </table:table-row>
        <table:table-row table:style-name="ro1">
          <table:table-cell office:value-type="string">
            <text:p>phy_mac_bus_RxD</text:p>
          </table:table-cell>
          <table:table-cell/>
        </table:table-row>
        <table:table-row table:style-name="ro1">
          <table:table-cell office:value-type="string">
            <text:p>phy_mac_bus_crs</text:p>
          </table:table-cell>
          <table:table-cell/>
        </table:table-row>
        <table:table-row table:style-name="ro1">
          <table:table-cell office:value-type="string">
            <text:p>phy_mac_bus_col</text:p>
          </table:table-cell>
          <table:table-cell/>
        </table:table-row>
        <table:table-row table:style-name="ro1">
          <table:table-cell office:value-type="string">
            <text:p>mac_phy_bus_gtx_clk</text:p>
          </table:table-cell>
          <table:table-cell/>
        </table:table-row>
        <table:table-row table:style-name="ro1">
          <table:table-cell office:value-type="string">
            <text:p>mac_phy_bus_tx_en</text:p>
          </table:table-cell>
          <table:table-cell/>
        </table:table-row>
        <table:table-row table:style-name="ro1">
          <table:table-cell office:value-type="string">
            <text:p>mac_phy_bus_TxD</text:p>
          </table:table-cell>
          <table:table-cell/>
        </table:table-row>
        <table:table-row table:style-name="ro1">
          <table:table-cell office:value-type="string">
            <text:p>mac_phy_bus_rx_clk</text:p>
          </table:table-cell>
          <table:table-cell/>
        </table:table-row>
        <table:table-row table:style-name="ro1">
          <table:table-cell office:value-type="string">
            <text:p>mac_rn_macbus_rx_mac_ro</text:p>
          </table:table-cell>
          <table:table-cell/>
        </table:table-row>
        <table:table-row table:style-name="ro1">
          <table:table-cell office:value-type="string">
            <text:p>mac_rn_macbus_rx_mac_data</text:p>
          </table:table-cell>
          <table:table-cell/>
        </table:table-row>
        <table:table-row table:style-name="ro1">
          <table:table-cell office:value-type="string">
            <text:p>mac_rn_macbus_rx_mac_be</text:p>
          </table:table-cell>
          <table:table-cell/>
        </table:table-row>
        <table:table-row table:style-name="ro1">
          <table:table-cell office:value-type="string">
            <text:p>mac_rn_macbus_rx_mac_pa</text:p>
          </table:table-cell>
          <table:table-cell/>
        </table:table-row>
        <table:table-row table:style-name="ro1">
          <table:table-cell office:value-type="string">
            <text:p>mac_rn_macbus_rx_mac_sop</text:p>
          </table:table-cell>
          <table:table-cell/>
        </table:table-row>
        <table:table-row table:style-name="ro1">
          <table:table-cell office:value-type="string">
            <text:p>mac_rn_macbus_rx_mac_eop</text:p>
          </table:table-cell>
          <table:table-cell/>
        </table:table-row>
        <table:table-row table:style-name="ro1">
          <table:table-cell office:value-type="string">
            <text:p>mac_rn_macbus_tx_mac_wa</text:p>
          </table:table-cell>
          <table:table-cell/>
        </table:table-row>
        <table:table-row table:style-name="ro1">
          <table:table-cell office:value-type="string">
            <text:p>mac_rn_macbus_tx_mac_wr</text:p>
          </table:table-cell>
          <table:table-cell/>
        </table:table-row>
        <table:table-row table:style-name="ro1">
          <table:table-cell office:value-type="string">
            <text:p>rn_mac_macbus_rx_mac_rd</text:p>
          </table:table-cell>
          <table:table-cell/>
        </table:table-row>
        <table:table-row table:style-name="ro1">
          <table:table-cell office:value-type="string">
            <text:p>rn_mac_macbus_tx_mac_data</text:p>
          </table:table-cell>
          <table:table-cell/>
        </table:table-row>
        <table:table-row table:style-name="ro1">
          <table:table-cell office:value-type="string">
            <text:p>rn_mac_macbus_tx_mac_be</text:p>
          </table:table-cell>
          <table:table-cell/>
        </table:table-row>
        <table:table-row table:style-name="ro1">
          <table:table-cell office:value-type="string">
            <text:p>rn_mac_macbus_tx_mac_sop</text:p>
          </table:table-cell>
          <table:table-cell/>
        </table:table-row>
        <table:table-row table:style-name="ro1">
          <table:table-cell office:value-type="string">
            <text:p>rn_mac_macbus_tx_mac_eop</text:p>
          </table:table-cell>
          <table:table-cell/>
        </table:table-row>
        <table:table-row table:style-name="ro1">
          <table:table-cell office:value-type="string">
            <text:p>mq_push</text:p>
          </table:table-cell>
          <table:table-cell office:value-type="string">
            <text:p>Message queue push</text:p>
          </table:table-cell>
        </table:table-row>
        <table:table-row table:style-name="ro1">
          <table:table-cell office:value-type="string">
            <text:p>mq_full</text:p>
          </table:table-cell>
          <table:table-cell office:value-type="string">
            <text:p>Message queue full</text:p>
          </table:table-cell>
        </table:table-row>
        <table:table-row table:style-name="ro1">
          <table:table-cell office:value-type="string">
            <text:p>mq_in</text:p>
          </table:table-cell>
          <table:table-cell office:value-type="string">
            <text:p>Message queue in</text:p>
          </table:table-cell>
        </table:table-row>
        <table:table-row table:style-name="ro1">
          <table:table-cell office:value-type="string">
            <text:p>mq_pop</text:p>
          </table:table-cell>
          <table:table-cell office:value-type="string">
            <text:p>Message queue pop</text:p>
          </table:table-cell>
        </table:table-row>
        <table:table-row table:style-name="ro1">
          <table:table-cell office:value-type="string">
            <text:p>mq_empty</text:p>
          </table:table-cell>
          <table:table-cell office:value-type="string">
            <text:p>Message queue empty</text:p>
          </table:table-cell>
        </table:table-row>
        <table:table-row table:style-name="ro1">
          <table:table-cell office:value-type="string">
            <text:p>mq_out</text:p>
          </table:table-cell>
          <table:table-cell office:value-type="string">
            <text:p>Message queue out</text:p>
          </table:table-cell>
        </table:table-row>
        <table:table-row table:style-name="ro1">
          <table:table-cell office:value-type="string">
            <text:p>rn1_rn2_rnbus</text:p>
          </table:table-cell>
          <table:table-cell office:value-type="string">
            <text:p>Ring node 1 ring node 2 ring node bus</text:p>
          </table:table-cell>
        </table:table-row>
        <table:table-row table:style-name="ro1">
          <table:table-cell office:value-type="string">
            <text:p>rn2_rn3_rnbus</text:p>
          </table:table-cell>
          <table:table-cell office:value-type="string">
            <text:p>Ring node 2 ring node 3 ring node bus</text:p>
          </table:table-cell>
        </table:table-row>
        <table:table-row table:style-name="ro1">
          <table:table-cell office:value-type="string">
            <text:p>rn3_rn4_rnbus</text:p>
          </table:table-cell>
          <table:table-cell office:value-type="string">
            <text:p>Ring node 3 ring node 4 ring node bus</text:p>
          </table:table-cell>
        </table:table-row>
        <table:table-row table:style-name="ro1">
          <table:table-cell office:value-type="string">
            <text:p>rn4_rn5_rnbus</text:p>
          </table:table-cell>
          <table:table-cell office:value-type="string">
            <text:p>Ring node 4 ring node 5 ring node bus</text:p>
          </table:table-cell>
        </table:table-row>
        <table:table-row table:style-name="ro1">
          <table:table-cell office:value-type="string">
            <text:p>rn5_rn6_rnbus</text:p>
          </table:table-cell>
          <table:table-cell office:value-type="string">
            <text:p>Ring node 5 ring node 6 ring node bus</text:p>
          </table:table-cell>
        </table:table-row>
        <table:table-row table:style-name="ro1">
          <table:table-cell office:value-type="string">
            <text:p>rn6_rn7_rnbus</text:p>
          </table:table-cell>
          <table:table-cell office:value-type="string">
            <text:p>Ring node 6 ring node 7 ring node bus</text:p>
          </table:table-cell>
        </table:table-row>
        <table:table-row table:style-name="ro1">
          <table:table-cell office:value-type="string">
            <text:p>rn7_rn8_rnbus</text:p>
          </table:table-cell>
          <table:table-cell office:value-type="string">
            <text:p>Ring node 7 ring node 8 ring node bus</text:p>
          </table:table-cell>
        </table:table-row>
        <table:table-row table:style-name="ro1">
          <table:table-cell office:value-type="string">
            <text:p>rn8_rn9_rnbus</text:p>
          </table:table-cell>
          <table:table-cell office:value-type="string">
            <text:p>Ring node 8 ring node 9 ring node bus</text:p>
          </table:table-cell>
        </table:table-row>
        <table:table-row table:style-name="ro1">
          <table:table-cell office:value-type="string">
            <text:p>rn9_rn1_rnbus</text:p>
          </table:table-cell>
          <table:table-cell office:value-type="string">
            <text:p>Ring node 9 ring node 1 ring node bus</text:p>
          </table:table-cell>
        </table:table-row>
        <table:table-row table:style-name="ro1">
          <table:table-cell office:value-type="string">
            <text:p>rb_data</text:p>
          </table:table-cell>
          <table:table-cell office:value-type="string">
            <text:p>Ring bus data</text:p>
          </table:table-cell>
        </table:table-row>
        <table:table-row table:style-name="ro1">
          <table:table-cell office:value-type="string">
            <text:p>rb_address</text:p>
          </table:table-cell>
          <table:table-cell office:value-type="string">
            <text:p>Ring bus address</text:p>
          </table:table-cell>
        </table:table-row>
        <table:table-row table:style-name="ro1">
          <table:table-cell office:value-type="string">
            <text:p>rb_command</text:p>
          </table:table-cell>
          <table:table-cell office:value-type="string">
            <text:p>Ring bus command</text:p>
          </table:table-cell>
        </table:table-row>
        <table:table-row table:style-name="ro1">
          <table:table-cell office:value-type="string">
            <text:p>rb_valid</text:p>
          </table:table-cell>
          <table:table-cell office:value-type="string">
            <text:p>Ring bus valid</text:p>
          </table:table-cell>
        </table:table-row>
        <table:table-row table:style-name="ro1">
          <table:table-cell office:value-type="string">
            <text:p>rb_be</text:p>
          </table:table-cell>
          <table:table-cell office:value-type="string">
            <text:p>Ring bus byte enable</text:p>
          </table:table-cell>
        </table:table-row>
        <table:table-row table:style-name="ro1">
          <table:table-cell office:value-type="string">
            <text:p>mac_rn_macbus</text:p>
          </table:table-cell>
          <table:table-cell/>
        </table:table-row>
        <table:table-row table:style-name="ro1">
          <table:table-cell office:value-type="string">
            <text:p>rn_mac_macbus</text:p>
          </table:table-cell>
          <table:table-cell/>
        </table:table-row>
        <table:table-row table:style-name="ro1">
          <table:table-cell office:value-type="string">
            <text:p>ext_mac_loopback</text:p>
          </table:table-cell>
          <table:table-cell/>
        </table:table-row>
        <table:table-row table:style-name="ro1">
          <table:table-cell office:value-type="string">
            <text:p>rx_mac_data[31:0]</text:p>
          </table:table-cell>
          <table:table-cell/>
        </table:table-row>
        <table:table-row table:style-name="ro1">
          <table:table-cell office:value-type="string">
            <text:p>mux_mac_macbus</text:p>
          </table:table-cell>
          <table:table-cell/>
        </table:table-row>
        <table:table-row table:style-name="ro1">
          <table:table-cell office:value-type="string">
            <text:p>tx_mac_data[31:0]</text:p>
          </table:table-cell>
          <table:table-cell/>
        </table:table-row>
        <table:table-row table:style-name="ro1">
          <table:table-cell office:value-type="string">
            <text:p>mac_rxd[7:0]</text:p>
          </table:table-cell>
          <table:table-cell/>
        </table:table-row>
        <table:table-row table:style-name="ro1">
          <table:table-cell office:value-type="string">
            <text:p>mac_txd[7:0]</text:p>
          </table:table-cell>
          <table:table-cell/>
        </table:table-row>
        <table:table-row table:style-name="ro1">
          <table:table-cell office:value-type="string">
            <text:p>mac_phy_bus</text:p>
          </table:table-cell>
          <table:table-cell/>
        </table:table-row>
        <table:table-row table:style-name="ro1">
          <table:table-cell office:value-type="string">
            <text:p>phy_mac_bus</text:p>
          </table:table-cell>
          <table:table-cell/>
        </table:table-row>
        <table:table-row table:style-name="ro1">
          <table:table-cell office:value-type="string">
            <text:p>int_mac_loopback</text:p>
          </table:table-cell>
          <table:table-cell/>
        </table:table-row>
        <table:table-row table:style-name="ro1">
          <table:table-cell office:value-type="string">
            <text:p>ebc_bus</text:p>
          </table:table-cell>
          <table:table-cell/>
        </table:table-row>
        <table:table-row table:style-name="ro1">
          <table:table-cell office:value-type="string">
            <text:p>Mqf</text:p>
          </table:table-cell>
          <table:table-cell/>
        </table:table-row>
        <table:table-row table:style-name="ro1">
          <table:table-cell office:value-type="string">
            <text:p>bus_valid</text:p>
          </table:table-cell>
          <table:table-cell office:value-type="string">
            <text:p>Bus valid</text:p>
          </table:table-cell>
        </table:table-row>
        <table:table-row table:style-name="ro1">
          <table:table-cell office:value-type="string">
            <text:p>bus_wr_en</text:p>
          </table:table-cell>
          <table:table-cell office:value-type="string">
            <text:p>Bus write enable</text:p>
          </table:table-cell>
        </table:table-row>
        <table:table-row table:style-name="ro1">
          <table:table-cell office:value-type="string">
            <text:p>wr_en_ps#</text:p>
          </table:table-cell>
          <table:table-cell/>
        </table:table-row>
        <table:table-row table:style-name="ro1">
          <table:table-cell office:value-type="string">
            <text:p>mem_ps#</text:p>
          </table:table-cell>
          <table:table-cell/>
        </table:table-row>
        <table:table-row table:style-name="ro1">
          <table:table-cell office:value-type="string">
            <text:p>load_dr</text:p>
          </table:table-cell>
          <table:table-cell/>
        </table:table-row>
        <table:table-row table:style-name="ro1">
          <table:table-cell office:value-type="string">
            <text:p>Clk</text:p>
          </table:table-cell>
          <table:table-cell/>
        </table:table-row>
        <table:table-row table:style-name="ro1">
          <table:table-cell office:value-type="string">
            <text:p>cnt_clr</text:p>
          </table:table-cell>
          <table:table-cell/>
        </table:table-row>
        <table:table-row table:style-name="ro1">
          <table:table-cell office:value-type="string">
            <text:p>cnt_ld</text:p>
          </table:table-cell>
          <table:table-cell/>
        </table:table-row>
        <table:table-row table:style-name="ro1">
          <table:table-cell office:value-type="string">
            <text:p>Cnt</text:p>
          </table:table-cell>
          <table:table-cell/>
        </table:table-row>
        <table:table-row table:style-name="ro1">
          <table:table-cell office:value-type="string">
            <text:p>Base</text:p>
          </table:table-cell>
          <table:table-cell/>
        </table:table-row>
        <table:table-row table:style-name="ro1">
          <table:table-cell office:value-type="string">
            <text:p>idl_ld</text:p>
          </table:table-cell>
          <table:table-cell/>
        </table:table-row>
        <table:table-row table:style-name="ro1">
          <table:table-cell office:value-type="string">
            <text:p>Length</text:p>
          </table:table-cell>
          <table:table-cell/>
        </table:table-row>
        <table:table-row table:style-name="ro1">
          <table:table-cell office:value-type="string">
            <text:p>bus_burst</text:p>
          </table:table-cell>
          <table:table-cell/>
        </table:table-row>
        <table:table-row table:style-name="ro1">
          <table:table-cell office:value-type="string">
            <text:p>Lim</text:p>
          </table:table-cell>
          <table:table-cell/>
        </table:table-row>
        <table:table-row table:style-name="ro1">
          <table:table-cell office:value-type="string">
            <text:p>lmt_ld</text:p>
          </table:table-cell>
          <table:table-cell/>
        </table:table-row>
        <table:table-row table:style-name="ro1">
          <table:table-cell office:value-type="string">
            <text:p>unit_id</text:p>
          </table:table-cell>
          <table:table-cell/>
        </table:table-row>
        <table:table-row table:style-name="ro2">
          <table:table-cell table:style-name="ce4" office:value-type="string">
            <text:p>local_id</text:p>
          </table:table-cell>
          <table:table-cell table:style-name="ce4" office:value-type="string">
            <text:p>src_id</text:p>
          </table:table-cell>
        </table:table-row>
        <table:table-row table:style-name="ro2">
          <table:table-cell table:style-name="ce4" office:value-type="string">
            <text:p>remote_id</text:p>
          </table:table-cell>
          <table:table-cell table:style-name="ce4" office:value-type="string">
            <text:p>dst_id</text:p>
          </table:table-cell>
        </table:table-row>
        <table:table-row table:style-name="ro2">
          <table:table-cell table:style-name="ce4" office:value-type="string">
            <text:p>cntl_pipe</text:p>
          </table:table-cell>
          <table:table-cell table:style-name="ce4" office:value-type="string">
            <text:p>cp</text:p>
          </table:table-cell>
        </table:table-row>
        <table:table-row table:style-name="ro1" table:number-rows-repeated="4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>
            <draw:frame table:end-cell-address="Sheet1.H152" table:end-x="0.4906in" table:end-y="0.1028in" draw:z-index="0" draw:style-name="gr1" draw:text-style-name="P2" svg:width="6.1496in" svg:height="0.5209in" svg:x="3.0835in" svg:y="0.0839in">
              <draw:text-box>
                <text:p text:style-name="P1"><text:span text:style-name="T1">ConfidentialCopyright © 2007 Fastpath Logic, Inc. Copying in any form without the expressed written permission of Fastpath Logic, Inc. is prohibited.</text:span></text:p>
              </draw:text-box>
            </draw:frame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umberland" svg:font-family="Cumberland, 'Courier New', 'DejaVu Sans Mono', 'Bitstream Vera Sans Mono', Courier, 'Lucida Sans Typewriter', 'Lucida Typewriter', Monaco, Monospaced" style:font-family-generic="modern" style:font-pitch="fixed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3">03/23/2007</text:date>, <text:time>11:4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booo buuuu</meta:initial-creator>
    <meta:creation-date>2007-03-16T15:14:25</meta:creation-date>
    <dc:date>2007-03-23T11:43:55</dc:date>
    <dc:language>en-US</dc:language>
    <meta:editing-cycles>8</meta:editing-cycles>
    <meta:editing-duration>PT2H34M28S</meta:editing-duration>
    <meta:user-defined meta:name="Info 1"/>
    <meta:user-defined meta:name="Info 2"/>
    <meta:user-defined meta:name="Info 3"/>
    <meta:user-defined meta:name="Info 4"/>
    <meta:document-statistic meta:table-count="3" meta:cell-count="238" meta:object-count="1"/>
  </office:meta>
</office:document-meta>
</file>